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9in" table:align="margins"/>
    </style:style>
    <style:style style:name="Table2.A" style:family="table-column">
      <style:table-column-properties style:column-width="1.2917in" style:rel-column-width="10715*"/>
    </style:style>
    <style:style style:name="Table2.B" style:family="table-column">
      <style:table-column-properties style:column-width="1.75in" style:rel-column-width="14517*"/>
    </style:style>
    <style:style style:name="Table2.C" style:family="table-column">
      <style:table-column-properties style:column-width="2.0583in" style:rel-column-width="17075*"/>
    </style:style>
    <style:style style:name="Table2.D" style:family="table-column">
      <style:table-column-properties style:column-width="2.8in" style:rel-column-width="2322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185b48" officeooo:paragraph-rsid="00185b48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85b48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5b48"/>
    </style:style>
    <style:style style:name="P5" style:family="paragraph" style:parent-style-name="Table_20_Contents">
      <style:paragraph-properties fo:text-align="start" style:justify-single-word="false"/>
      <style:text-properties fo:font-size="16pt" officeooo:rsid="00185b48" officeooo:paragraph-rsid="00185b48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Heading_20_1">
      <style:paragraph-properties fo:margin-top="0in" fo:margin-bottom="0in" style:contextual-spacing="false"/>
      <style:text-properties officeooo:rsid="0000e4d6" officeooo:paragraph-rsid="001d3ef4"/>
    </style:style>
    <style:style style:name="P8" style:family="paragraph" style:parent-style-name="Heading_20_1">
      <style:paragraph-properties fo:margin-top="0in" fo:margin-bottom="0in" style:contextual-spacing="false"/>
      <style:text-properties officeooo:rsid="0000e4d6" officeooo:paragraph-rsid="001fa299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1fa299" officeooo:paragraph-rsid="001fa299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rsid="001fa299" officeooo:paragraph-rsid="001fa299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21702f" officeooo:paragraph-rsid="0021702f"/>
    </style:style>
    <style:style style:name="P12" style:family="paragraph" style:parent-style-name="Text_20_body">
      <style:text-properties officeooo:paragraph-rsid="00235e75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185b48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24ef31" officeooo:paragraph-rsid="0024ef31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officeooo:rsid="0024ef31" officeooo:paragraph-rsid="0024ef31"/>
    </style:style>
    <style:style style:name="P16" style:family="paragraph" style:parent-style-name="Text_20_body" style:list-style-name="L3">
      <style:paragraph-properties fo:margin-top="0in" fo:margin-bottom="0in" style:contextual-spacing="false"/>
      <style:text-properties officeooo:paragraph-rsid="0024ef31"/>
    </style:style>
    <style:style style:name="P17" style:family="paragraph" style:parent-style-name="Text_20_body">
      <style:paragraph-properties fo:margin-top="0in" fo:margin-bottom="0in" style:contextual-spacing="false"/>
      <style:text-properties fo:font-weight="bold" officeooo:rsid="0025dfc2" officeooo:paragraph-rsid="0025dfc2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/>
      <style:text-properties fo:font-weight="normal" officeooo:rsid="001fa299" officeooo:paragraph-rsid="001fa299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fo:font-weight="normal" officeooo:rsid="0025dfc2" officeooo:paragraph-rsid="0028ca28" style:font-weight-asian="normal" style:font-weight-complex="normal"/>
    </style:style>
    <style:style style:name="P20" style:family="paragraph" style:parent-style-name="Text_20_body">
      <style:text-properties officeooo:rsid="00292482" officeooo:paragraph-rsid="00292482"/>
    </style:style>
    <style:style style:name="T1" style:family="text">
      <style:text-properties officeooo:rsid="00185b48"/>
    </style:style>
    <style:style style:name="T2" style:family="text">
      <style:text-properties officeooo:rsid="0019a0d2"/>
    </style:style>
    <style:style style:name="T3" style:family="text">
      <style:text-properties officeooo:rsid="0019c65c"/>
    </style:style>
    <style:style style:name="T4" style:family="text">
      <style:text-properties officeooo:rsid="001b7454"/>
    </style:style>
    <style:style style:name="T5" style:family="text">
      <style:text-properties officeooo:rsid="001d3ef4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fa299"/>
    </style:style>
    <style:style style:name="T8" style:family="text">
      <style:text-properties officeooo:rsid="0024ef3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8ca28"/>
    </style:style>
    <style:style style:name="T11" style:family="text">
      <style:text-properties officeooo:rsid="0029248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tody I techniki zarządzania</text:p>
      <text:h text:style-name="Heading_20_1" text:outline-level="1"><text:span text:style-name="T1">Ćwiczenia</text:span> 1 (2<text:span text:style-name="T1">1</text:span>/2/2024):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Zaliczenie: </text:p>
          </table:table-cell>
          <table:table-cell table:style-name="Table2.A1" office:value-type="string">
            <text:p text:style-name="P6">Zaliczenie z oceną</text:p>
          </table:table-cell>
          <table:table-cell table:style-name="Table2.A1" office:value-type="string">
            <text:p text:style-name="P3">Konsultacje w sem.:</text:p>
          </table:table-cell>
          <table:table-cell table:style-name="Table2.D1" office:value-type="string">
            <text:p text:style-name="P3"><text:span text:style-name="T1">C</text:span>z. 10:55<text:span text:style-name="T1">am</text:span>-11:40<text:span text:style-name="T1">am</text:span></text:p>
          </table:table-cell>
        </table:table-row>
        <table:table-row>
          <table:table-cell table:style-name="Table2.A2" office:value-type="string">
            <text:p text:style-name="P6">Prowadzący: </text:p>
          </table:table-cell>
          <table:table-cell table:style-name="Table2.A2" office:value-type="string">
            <text:p text:style-name="P2"><text:a xlink:type="simple" xlink:href="https://usosweb.tu.koszalin.pl/kontroler.php?_action=katalog2/osoby/pokazOsobe&amp;os_id=33434" text:style-name="Internet_20_link" text:visited-style-name="Visited_20_Internet_20_Link"><text:span text:style-name="T6">Artur Skrzycki</text:span></text:a></text:p>
          </table:table-cell>
          <table:table-cell table:style-name="Table2.A2" office:value-type="string">
            <text:p text:style-name="P3">Konsultacje w sesji:</text:p>
          </table:table-cell>
          <table:table-cell table:style-name="Table2.D2" office:value-type="string">
            <text:p text:style-name="P3">Śr <text:span text:style-name="T1">2</text:span>:00<text:span text:style-name="T1">pm</text:span>-<text:span text:style-name="T1">2</text:span>:45<text:span text:style-name="T1">pm</text:span></text:p>
          </table:table-cell>
        </table:table-row>
        <table:table-row>
          <table:table-cell table:style-name="Table2.A2" office:value-type="string">
            <text:p text:style-name="P5"><text:span text:style-name="T3">Numer</text:span>:</text:p>
          </table:table-cell>
          <table:table-cell table:style-name="Table2.A2" office:value-type="string">
            <text:p text:style-name="P5">509<text:span text:style-name="T2">_</text:span>959<text:span text:style-name="T2">_</text:span>686</text:p>
          </table:table-cell>
          <table:table-cell table:style-name="Table2.A2" office:value-type="string">
            <text:p text:style-name="P1"><text:span text:style-name="T5">e</text:span><text:span text:style-name="T4">m</text:span>ail:</text:p>
          </table:table-cell>
          <table:table-cell table:style-name="Table2.D2" office:value-type="string">
            <text:p text:style-name="P3">artur.skrzycki@tu.koszalin.pl</text:p>
          </table:table-cell>
        </table:table-row>
      </table:table>
      <text:p text:style-name="P4"/>
      <text:h text:style-name="P7" text:outline-level="1"><text:span text:style-name="T1">Ćwiczenia</text:span> <text:span text:style-name="T5">2</text:span> (2<text:span text:style-name="T5">8</text:span>/2/2024):</text:h>
      <text:p text:style-name="Text_20_body">The Toyota Way. 14 Management Principles from the World's Greatest Manufacturer.</text:p>
      <text:p text:style-name="P12">Liker, Jeffrey. </text:p>
      <text:p text:style-name="P20">Рус: Дао Тойоты.</text:p>
      <text:p text:style-name="P12"/>
      <text:h text:style-name="P8" text:outline-level="1"><text:span text:style-name="T1">Ćwiczenia</text:span> <text:span text:style-name="T7">3</text:span> (<text:span text:style-name="T7">7</text:span>/<text:span text:style-name="T7">3</text:span>/2024):</text:h>
      <text:p text:style-name="P18">System</text:p>
      <text:p text:style-name="P9">Proces </text:p>
      <text:p text:style-name="P9">Struktura/Harmonogram</text:p>
      <text:p text:style-name="P9">Problemy menedżerskie</text:p>
      <text:list text:style-name="L1">
        <text:list-item>
          <text:p text:style-name="P10">Zakłocenia → Eliminatorem</text:p>
        </text:list-item>
        <text:list-item>
          <text:p text:style-name="P10">Możliwości → Wykorzystywania</text:p>
        </text:list-item>
      </text:list>
      <text:p text:style-name="P11">Proces podejmowania decyzji</text:p>
      <text:p text:style-name="P11"/>
      <text:p text:style-name="P14"><text:span text:style-name="T9">Zarządznie</text:span>:</text:p>
      <text:list text:style-name="L3">
        <text:list-item>
          <text:p text:style-name="P16"><text:span text:style-name="T8">osiaganie celów (realizacja zadań)</text:span></text:p>
        </text:list-item>
        <text:list-item>
          <text:p text:style-name="P15">z ludzmi</text:p>
        </text:list-item>
      </text:list>
      <text:p text:style-name="P17">Kim jest menedżer?</text:p>
      <text:p text:style-name="P19">Osoba, która kieruje ludźmi, <text:span text:style-name="T10">osiąga z nimi cele </text:span>i odpowiada za ich działani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2pt" fo:font-weight="bold" officeooo:rsid="0000e4d6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2pt" fo:font-weight="bold" officeooo:rsid="0000e4d6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8:56:53.021803654</meta:creation-date>
    <meta:generator>LibreOffice/24.2.0.3$Linux_X86_64 LibreOffice_project/420$Build-3</meta:generator>
    <dc:date>2024-03-06T09:30:37.967807177</dc:date>
    <meta:editing-duration>PT37M52S</meta:editing-duration>
    <meta:editing-cycles>15</meta:editing-cycles>
    <meta:document-statistic meta:table-count="1" meta:image-count="0" meta:object-count="0" meta:page-count="1" meta:paragraph-count="31" meta:word-count="91" meta:character-count="683" meta:non-whitespace-character-count="623"/>
  </office:meta>
</office:document-meta>
</file>